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8cm" svg:height="9.004cm" svg:x="10.54cm" svg:y="0.372cm">
            <draw:object draw:notify-on-update-of-ranges="Sheet1.A1:Sheet1.A1 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71cm" svg:height="9.137cm" svg:x="10.595cm" svg:y="10.359cm">
            <draw:object draw:notify-on-update-of-ranges="Sheet1.A1:Sheet1.A1 Sheet1.A31:Sheet1.A40 Sheet1.B1:Sheet1.B1 Sheet1.B31:Sheet1.B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table:style-name="ce1" office:value-type="string" calcext:value-type="string">
            <text:p>Worst Case </text:p>
          </table:table-cell>
          <table:table-cell/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span text:style-name="T1">Best</text:span> <text:span text:style-name="T1">Case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09:30:47.836499266</dc:date>
    <meta:document-statistic meta:table-count="1" meta:cell-count="44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legend chart:legend-position="end" svg:x="13.349cm" svg:y="4.203cm" style:legend-expansion="high" chart:style-name="ch2"/>
        <chart:plot-area chart:style-name="ch3" table:cell-range-address="Sheet1.A1:Sheet1.B11" chart:data-source-has-labels="row" svg:x="0.319cm" svg:y="0.18cm" svg:width="12.711cm" svg:height="8.645cm">
          <chartooo:coordinate-region svg:x="1.311cm" svg:y="0.379cm" svg:width="11.53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11</svg:desc>
                </draw:g>
              </table:table-cell>
              <table:table-cell office:value-type="float" office:value="10">
                <text:p>10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72cm" svg:height="9.138cm" xlink:href=".." xlink:type="simple" chart:class="chart:scatter" chart:style-name="ch1">
        <chart:legend chart:legend-position="end" svg:x="13.432cm" svg:y="4.27cm" style:legend-expansion="high" chart:style-name="ch2"/>
        <chart:plot-area chart:style-name="ch3" table:cell-range-address="Sheet1.A1:Sheet1.B1 Sheet1.A31:Sheet1.B40" chart:data-source-has-labels="row" svg:x="0.321cm" svg:y="0.182cm" svg:width="12.79cm" svg:height="8.774cm">
          <chartooo:coordinate-region svg:x="0.942cm" svg:y="0.381cm" svg:width="11.982cm" svg:height="7.9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1:Sheet1.B40" chart:label-cell-address="Sheet1.B1:Sheet1.B1" chart:class="chart:scatter">
            <chart:domain table:cell-range-address="Sheet1.A31:Sheet1.A4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31:Sheet1.A40</svg:desc>
                </draw:g>
              </table:table-cell>
              <table:table-cell office:value-type="float" office:value="4">
                <text:p>4</text:p>
                <draw:g>
                  <svg:desc>Sheet1.B31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